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5" style:family="graphic" style:parent-style-name="standard">
      <style:graphic-properties svg:stroke-color="#ff4000" draw:fill="solid" draw:fill-color="#ff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objectwithoutfill">
      <style:graphic-properties svg:stroke-width="0.1cm" svg:stroke-color="#b85c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8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0cm" fo:min-width="0.56cm" loext:decorative="false"/>
    </style:style>
    <style:style style:name="gr11" style:family="graphic" style:parent-style-name="standard">
      <style:graphic-properties svg:stroke-width="0cm" svg:stroke-color="#ffbf00" draw:marker-start-width="0.2cm" draw:marker-end-width="0.2cm" draw:fill="solid" draw:fill-color="#333333" draw:textarea-horizontal-align="center" draw:textarea-vertical-align="middle" fo:padding-top="0.125cm" fo:padding-bottom="0.125cm" fo:padding-left="0.25cm" fo:padding-right="0.25cm" loext:decorative="false"/>
    </style:style>
    <style:style style:name="gr12" style:family="graphic" style:parent-style-name="standard">
      <style:graphic-properties svg:stroke-width="0.08cm" svg:stroke-color="#f10d0c" draw:marker-start-width="0.32cm" draw:marker-end-width="0.32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333333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0.5cm" svg:height="0.25cm" svg:x="1cm" svg:y="0.5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0.5cm" svg:height="0.25cm" svg:x="1cm" svg:y="2.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1.75cm" svg:y1="1.25cm" svg:x2="1.75cm" svg:y2="2.25cm">
          <text:p/>
        </draw:line>
        <draw:line draw:style-name="gr6" draw:text-style-name="P4" draw:layer="layout" svg:x1="0.75cm" svg:y1="2.25cm" svg:x2="0.75cm" svg:y2="1.25cm">
          <text:p/>
        </draw:line>
        <draw:custom-shape draw:style-name="gr7" draw:text-style-name="P3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49cm" svg:height="0.249cm" svg:x="1.751cm" svg:y="0.5cm">
          <text:p text:style-name="P5"><text:span text:style-name="T1">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249cm" svg:height="0.249cm" draw:transform="rotate (-3.14159265358979) translate (0.749cm 3cm)">
          <text:p text:style-name="P5"><text:span text:style-name="T1">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10" draw:text-style-name="P1" draw:layer="layout" svg:width="0.747cm" svg:height="1.043cm" svg:x="0.875cm" svg:y="1.229cm" svg:viewBox="0 0 748 1044" svg:d="M1 125l217-125 156 271 156-270 217 125-155 269v1c22 38 34 82 34 126 0 43-12 87-34 125v1l156 270-217 125-157-271-157 272-217-125 158-273c-22-38-33-81-33-124 0-44 11-87 33-125z">
          <text:p/>
        </draw:path>
        <draw:path draw:style-name="gr11" draw:text-style-name="P7" draw:layer="layout" svg:width="0.249cm" svg:height="0.561cm" draw:transform="rotate (-3.14159265358979) translate (0.940911540652345cm 2.81161210085682cm)" svg:viewBox="0 0 250 562" svg:d="M131 562v-88c-17-102-74-164-131-203 47 0 92 12 131 33v-33-271c25 25 47 53 65 84 32 57 51 121 54 187v16 148 127z">
          <text:p/>
        </draw:path>
        <draw:custom-shape draw:style-name="gr12" draw:text-style-name="P3" draw:layer="layout" svg:width="0.102cm" svg:height="0.102cm" draw:transform="rotate (-1.0471975511966) translate (1.082cm 1.357cm)">
          <text:p/>
          <draw:enhanced-geometry svg:viewBox="0 0 21600 21600" draw:mirror-vertical="true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draw:layer="layout" svg:width="0.102cm" svg:height="0.102cm" draw:transform="rotate (-1.0471975511966) translate (1.448cm 1.357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draw:layer="layout" svg:width="0.102cm" svg:height="0.102cm" draw:transform="rotate (0.523598775598299) translate (0.999cm 2.046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draw:layer="layout" svg:width="0.25cm" svg:height="0.25cm" svg:x="1.125cm" svg:y="1.625cm">
          <text:p/>
          <draw:enhanced-geometry svg:viewBox="0 0 21600 21600" draw:mirror-vertical="true" draw:mirror-horizontal="true" draw:glue-points="10800 0 0 10800 10800 21600 21600 10800" draw:text-areas="5400 5400 16200 16200" draw:type="diamond" draw:enhanced-path="M 10800 0 L 21600 10800 10800 21600 0 10800 10800 0 Z N"/>
        </draw:custom-shape>
        <draw:path draw:style-name="gr11" draw:text-style-name="P7" draw:layer="layout" svg:width="0.249cm" svg:height="0.561cm" svg:x="1.559cm" svg:y="0.688cm" svg:viewBox="0 0 250 562" svg:d="M131 562v-88c-17-102-74-164-131-203 47 0 92 12 131 33v-33-271c25 25 47 53 65 84 32 57 51 121 54 187v16 148 127z">
          <text:p/>
        </draw:path>
        <draw:custom-shape draw:style-name="gr12" draw:text-style-name="P3" draw:layer="layout" svg:width="0.102cm" svg:height="0.102cm" draw:transform="rotate (0.523598775598299) translate (1.355cm 2.046cm)">
          <text:p/>
          <draw:enhanced-geometry svg:viewBox="0 0 21600 21600" draw:mirror-vertical="true" draw:mirror-horizontal="tru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1T09:39:21.179000000</dc:date>
    <meta:editing-duration>PT1H47M12S</meta:editing-duration>
    <meta:editing-cycles>24</meta:editing-cycles>
    <meta:generator>LibreOffice/24.2.1.2$Windows_X86_64 LibreOffice_project/db4def46b0453cc22e2d0305797cf981b68ef5ac</meta:generator>
    <meta:document-statistic meta:object-count="20"/>
  </office:meta>
</office:document-meta>
</file>